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rope Var" svg:font-family="'Manrope Var', Manrope, 'Inter Var', Inter,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Times New Roman" fo:font-size="12pt" fo:font-weight="normal" style:font-size-asian="12pt" style:font-weight-asian="normal" style:font-size-complex="12pt" style:font-weight-complex="normal"/>
    </style:style>
    <style:style style:name="T1" style:family="text">
      <style:text-properties fo:color="#11111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Dear Dr. Mousis,</text:span></text:p>
      <text:p text:style-name="P2"><text:span text:style-name="T1"/></text:p>
      <text:p text:style-name="P2"><text:span text:style-name="T1">Last year I completed a paper titled “Temperature Distributions in the Protosatellite Disks of Uranus, Jupiter, Neptune and Saturn and Common Structure in Their Satellite Systems.” The results of this paper depend on findings made by you and your colleagues. I have not tried to have this work published yet. I hope that you will have some interest in this and in other papers by me that are referenced. I realize that you are a busy person but if you have some comments I would greatly appreciate them.</text:span></text:p>
      <text:p text:style-name="P2"><text:span text:style-name="T1"/></text:p>
      <text:p text:style-name="P2"><text:span text:style-name="T1">A link to the paper is:</text:span></text:p>
      <text:p text:style-name="P2"><text:span text:style-name="T1">https://www.researchgate.net/publication/359080638_Temperature_Distributions_in_the_Protosatellite_Disks_of_Uranus_Jupiter_Neptune_and_Saturn_and_Common_Structure_in_Their_Satellite_Systems</text:span></text:p>
      <text:p text:style-name="P2"><text:span text:style-name="T1"/></text:p>
      <text:p text:style-name="P2"><text:span text:style-name="T1">Thank you,</text:span></text:p>
      <text:p text:style-name="P2"><text:span text:style-name="T1">James C. Lombardi Sr</text:span></text:p>
      <text:p text:style-name="P2"><text:span text:style-name="T1">Allegheny College</text:span></text:p>
      <text:p text:style-name="P2"><text:span text:style-name="T1">Professor Emeritus of Physics</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rope Var" svg:font-family="'Manrope Var', Manrope, 'Inter Var', Inter,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3-01-23T17:23:35.30</meta:creation-date>
    <dc:date>2023-01-23T18:04:15.31</dc:date>
    <dc:creator>James Lombardi</dc:creator>
    <meta:editing-duration>PT22M36S</meta:editing-duration>
    <meta:editing-cycles>2</meta:editing-cycles>
    <meta:generator>OpenOffice/4.1.2$Win32 OpenOffice.org_project/412m3$Build-9782</meta:generator>
    <meta:document-statistic meta:table-count="0" meta:image-count="0" meta:object-count="0" meta:page-count="1" meta:paragraph-count="8" meta:word-count="110" meta:character-count="807"/>
  </office:meta>
</office:document-meta>
</file>